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59cm" table:align="margins"/>
    </style:style>
    <style:style style:name="Tableau1.A" style:family="table-column">
      <style:table-column-properties style:column-width="4.397cm" style:rel-column-width="16383*"/>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fo:font-size="12pt" officeooo:rsid="0015e1d5" officeooo:paragraph-rsid="0015e1d5" style:font-size-asian="10.5pt" style:font-size-complex="12pt"/>
    </style:style>
    <style:style style:name="P2" style:family="paragraph" style:parent-style-name="Table_20_Contents">
      <style:paragraph-properties fo:text-align="center" style:justify-single-word="false"/>
      <style:text-properties fo:font-size="12pt" style:font-size-asian="10.5pt" style:font-size-complex="12pt"/>
    </style:style>
    <style:style style:name="P3" style:family="paragraph" style:parent-style-name="Standard">
      <style:paragraph-properties fo:text-align="center" style:justify-single-word="false"/>
      <style:text-properties fo:font-size="16pt" fo:language="fr" fo:country="FR" style:text-underline-style="solid" style:text-underline-width="auto" style:text-underline-color="font-color" fo:font-weight="bold" officeooo:rsid="0013a375" officeooo:paragraph-rsid="0013a375"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2pt" fo:language="fr" fo:country="FR" fo:font-style="italic" style:text-underline-style="solid" style:text-underline-width="auto" style:text-underline-color="font-color" fo:font-weight="normal" officeooo:rsid="0014c341" officeooo:paragraph-rsid="0014c341" style:font-size-asian="10.5pt" style:font-style-asian="italic" style:font-weight-asian="normal" style:font-size-complex="12pt" style:font-style-complex="italic" style:font-weight-complex="normal"/>
    </style:style>
    <style:style style:name="P5" style:family="paragraph" style:parent-style-name="Standard">
      <style:paragraph-properties fo:text-align="start" style:justify-single-word="false"/>
      <style:text-properties fo:font-size="12pt" fo:language="fr" fo:country="FR" fo:font-style="normal" style:text-underline-style="none" fo:font-weight="normal" officeooo:rsid="0014c341" officeooo:paragraph-rsid="0014c341"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fo:font-size="12pt" fo:language="fr" fo:country="FR" fo:font-style="normal" style:text-underline-style="none" fo:font-weight="normal" officeooo:rsid="0015e1d5" officeooo:paragraph-rsid="0015e1d5"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fo:font-size="14pt" fo:language="fr" fo:country="FR" style:text-underline-style="solid" style:text-underline-width="auto" style:text-underline-color="font-color" fo:font-weight="bold" officeooo:rsid="0014c341" officeooo:paragraph-rsid="0014c341" style:font-size-asian="14pt" style:font-weight-asian="bold" style:font-size-complex="14pt" style:font-weight-complex="bold"/>
    </style:style>
    <style:style style:name="P8" style:family="paragraph" style:parent-style-name="Standard">
      <style:paragraph-properties fo:text-align="start" style:justify-single-word="false"/>
      <style:text-properties fo:color="#000000" style:font-name="Times New Roman" fo:font-size="12pt" fo:language="fr" fo:country="FR" fo:font-style="normal" style:text-underline-style="none" fo:font-weight="normal" officeooo:rsid="0015e1d5" officeooo:paragraph-rsid="0015e1d5" style:font-size-asian="12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color="#000000" style:font-name="Times New Roman" fo:font-size="12pt" fo:language="fr" fo:country="FR" fo:font-style="normal" style:text-underline-style="none" fo:font-weight="normal" officeooo:rsid="00162112" officeooo:paragraph-rsid="00162112"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color="#000000" style:font-name="Times New Roman" fo:font-size="12pt" fo:language="fr" fo:country="FR" fo:font-style="italic" style:text-underline-style="solid" style:text-underline-width="auto" style:text-underline-color="font-color" fo:font-weight="normal" officeooo:rsid="00162112" officeooo:paragraph-rsid="00162112" style:font-size-asian="12pt" style:font-style-asian="italic" style:font-weight-asian="normal" style:font-size-complex="12pt" style:font-style-complex="italic" style:font-weight-complex="normal"/>
    </style:style>
    <style:style style:name="T1" style:family="text">
      <style:text-properties officeooo:rsid="0015e1d5"/>
    </style:style>
    <style:style style:name="T2" style:family="text">
      <style:text-properties fo:font-variant="normal" fo:text-transform="none" fo:letter-spacing="normal"/>
    </style:style>
    <style:style style:name="T3" style:family="text">
      <style:text-properties officeooo:rsid="0016211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es méthodes d'évaluation</text:p>
      <text:p text:style-name="P3"/>
      <text:p text:style-name="P7">I L'analyse fondamentale</text:p>
      <text:p text:style-name="P7"/>
      <text:p text:style-name="P4">1) Le PER</text:p>
      <text:p text:style-name="P4"/>
      <text:p text:style-name="P5">Le PER, Price Earning Ratio (cours/bénéfice), se calcule ne deux temps. Il faut tout d'abord diviser le bénéfice net par le nombre d'actions composant le capital de l'entreprise, on obtient alors le BNA, Bénéfice Net par Action, puis en divisant le cours de bourse par le BNA ont obtient le PER du titre.</text:p>
      <text:p text:style-name="P5">Plus le PER est faible plus l'action est bon marché et inversement. Un PER de 15 ou plus est élevé, un PER bon marché est inférieur à 10 et un PER très faible est en dessous de 5 ou 6. Le PER est aussi appelé multiple de capitalisation des bénéfices.</text:p>
      <text:p text:style-name="P5"/>
      <text:p text:style-name="P5">Le PER donne une indication sur la valeur d'un titre, mais il faut aussi tenir compte d'autres paramètres comme le secteur d'activité de la société. <text:span text:style-name="T1">Dans le secteur sidérurgique un PER de 8 à 12 est normal tandis que dans le secteur informatique un PER de 30 est habituel. Le PER est d'autant plus élevé que le rythme de croissance des bénéfices est rapide.</text:span></text:p>
      <text:p text:style-name="P5"/>
      <text:p text:style-name="P6">Exemple : Une société A ayant des prévisions de croissance de 25 % par an, un PER de 15 et une société B dont les bénéfices progressent de 5 % par an et un PER de 10.</text:p>
      <text:p text:style-name="P6"/>
      <table:table table:name="Tableau1" table:style-name="Tableau1">
        <table:table-column table:style-name="Tableau1.A" table:number-columns-repeated="4"/>
        <table:table-row>
          <table:table-cell table:style-name="Tableau1.A1" office:value-type="string">
            <text:p text:style-name="P2"/>
          </table:table-cell>
          <table:table-cell table:style-name="Tableau1.A1" office:value-type="string">
            <text:p text:style-name="P1">PER année 1</text:p>
          </table:table-cell>
          <table:table-cell table:style-name="Tableau1.A1" office:value-type="string">
            <text:p text:style-name="P1">PER année 2</text:p>
          </table:table-cell>
          <table:table-cell table:style-name="Tableau1.D1" office:value-type="string">
            <text:p text:style-name="P1">PER année 3</text:p>
          </table:table-cell>
        </table:table-row>
        <table:table-row>
          <table:table-cell table:style-name="Tableau1.A2" office:value-type="string">
            <text:p text:style-name="P1">Action A</text:p>
          </table:table-cell>
          <table:table-cell table:style-name="Tableau1.A2" office:value-type="string">
            <text:p text:style-name="P1">15</text:p>
          </table:table-cell>
          <table:table-cell table:style-name="Tableau1.A2" office:value-type="string">
            <text:p text:style-name="P1">11.25</text:p>
          </table:table-cell>
          <table:table-cell table:style-name="Tableau1.D2" office:value-type="string">
            <text:p text:style-name="P1">8.43</text:p>
          </table:table-cell>
        </table:table-row>
        <table:table-row>
          <table:table-cell table:style-name="Tableau1.A2" office:value-type="string">
            <text:p text:style-name="P1">Action B</text:p>
          </table:table-cell>
          <table:table-cell table:style-name="Tableau1.A2" office:value-type="string">
            <text:p text:style-name="P1">10</text:p>
          </table:table-cell>
          <table:table-cell table:style-name="Tableau1.A2" office:value-type="string">
            <text:p text:style-name="P1">9.5</text:p>
          </table:table-cell>
          <table:table-cell table:style-name="Tableau1.D2" office:value-type="string">
            <text:p text:style-name="P1">9.25</text:p>
          </table:table-cell>
        </table:table-row>
      </table:table>
      <text:p text:style-name="P6"/>
      <text:p text:style-name="P8"><text:span text:style-name="T2">Les investisseurs valorisent donc les titres sur la base des résultats connus sur le dernier exercice mais surtout en fonction des bénéfices qu'ils estiment sur l'année en cours et les années suivantes.</text:span> <text:span text:style-name="T3">Un PER ne doit jamais dépasser le taux de progression des profits d'une entreprise. Une société dont le marché estime qu'elle va voir ses bénéfices s’accroître de 20 % par an sur les prochaines années est intéressante si son PER est inférieur à 20.</text:span></text:p>
      <text:p text:style-name="P8"/>
      <text:p text:style-name="P10">2) Le rendement</text:p>
      <text:p text:style-name="P10"/>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4T17:33:17.124000000</meta:creation-date>
    <meta:generator>LibreOffice/4.1.4.2$Windows_x86 LibreOffice_project/0a0440ccc0227ad9829de5f46be37cfb6edcf72</meta:generator>
    <dc:date>2014-09-14T20:54:56.893000000</dc:date>
    <meta:editing-duration>P0D</meta:editing-duration>
    <meta:editing-cycles>1</meta:editing-cycles>
    <meta:document-statistic meta:table-count="1" meta:image-count="0" meta:object-count="0" meta:page-count="1" meta:paragraph-count="20" meta:word-count="311" meta:character-count="1670" meta:non-whitespace-character-count="1379"/>
  </office:meta>
</office:document-meta>
</file>